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9000000604428B53CE3F42B87.png" manifest:media-type="image/png"/>
  <manifest:file-entry manifest:full-path="Pictures/10000201000002300000008CB59B12EE5366759F.png" manifest:media-type="image/png"/>
  <manifest:file-entry manifest:full-path="Pictures/10000201000002340000005ADE5C97A38CF08D13.png" manifest:media-type="image/png"/>
  <manifest:file-entry manifest:full-path="Pictures/100002010000022E000000C5FE51444284F899AF.png" manifest:media-type="image/png"/>
  <manifest:file-entry manifest:full-path="Pictures/1000020100000269000000FDD621B000E81BFEF4.png" manifest:media-type="image/png"/>
  <manifest:file-entry manifest:full-path="Pictures/100002010000025E000000947220E3B0772D7D49.png" manifest:media-type="image/png"/>
  <manifest:file-entry manifest:full-path="Pictures/100002010000022E000000931D1905DBB265A6F1.png" manifest:media-type="image/png"/>
  <manifest:file-entry manifest:full-path="Pictures/100002010000022F000000570B2248848C3505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508in" svg:y="3.5937in" svg:width="6.3126in" svg:height="1.5417in" draw:z-index="0"><draw:image xlink:href="Pictures/1000020100000269000000FDD621B000E81BFEF4.png" xlink:type="simple" xlink:show="embed" xlink:actuate="onLoad" loext:mime-type="image/png"/></draw:frame><draw:frame draw:style-name="fr1" draw:name="Image2" text:anchor-type="paragraph" svg:x="0.461in" svg:y="1.761in" svg:width="6.3126in" svg:height="1.5417in" draw:z-index="1"><draw:image xlink:href="Pictures/10000201000002300000008CB59B12EE5366759F.png" xlink:type="simple" xlink:show="embed" xlink:actuate="onLoad" loext:mime-type="image/png"/></draw:frame><draw:frame draw:style-name="fr1" draw:name="Image3" text:anchor-type="paragraph" svg:x="0.3571in" svg:y="0in" svg:width="6.3126in" svg:height="1.5417in" draw:z-index="2"><draw:image xlink:href="Pictures/100002010000025E000000947220E3B0772D7D4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paragraph" svg:x="0.5965in" svg:y="0.0626in" svg:width="5.8126in" svg:height="2.052in" draw:z-index="3"><draw:image xlink:href="Pictures/100002010000022E000000C5FE51444284F899AF.png" xlink:type="simple" xlink:show="embed" xlink:actuate="onLoad" loext:mime-type="image/png"/></draw:frame></text:p>
      <text:p text:style-name="Standard"><draw:frame draw:style-name="fr2" draw:name="Image5" text:anchor-type="paragraph" svg:width="5.8126in" svg:height="1.5311in" draw:z-index="4"><draw:image xlink:href="Pictures/100002010000022E000000931D1905DBB265A6F1.png" xlink:type="simple" xlink:show="embed" xlink:actuate="onLoad" loext:mime-type="image/png"/></draw:frame></text:p>
      <text:p text:style-name="Standard"><draw:frame draw:style-name="fr2" draw:name="Image7" text:anchor-type="paragraph" svg:width="5.8228in" svg:height="0.9063in" draw:z-index="6"><draw:image xlink:href="Pictures/100002010000022F000000570B2248848C3505AF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6" text:anchor-type="paragraph" svg:x="0.55in" svg:y="-0.1354in" svg:width="5.8228in" svg:height="0.9063in" draw:z-index="5"><draw:image xlink:href="Pictures/10000201000002340000005ADE5C97A38CF08D13.png" xlink:type="simple" xlink:show="embed" xlink:actuate="onLoad" loext:mime-type="image/png"/></draw:frame></text:p>
      <text:p text:style-name="Standard"><draw:frame draw:style-name="fr2" draw:name="Image8" text:anchor-type="paragraph" svg:width="5.9272in" svg:height="1in" draw:z-index="7"><draw:image xlink:href="Pictures/1000020100000239000000604428B53CE3F42B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2T19:59:15.305258984</meta:creation-date>
    <dc:date>2022-04-02T20:02:49.075773559</dc:date>
    <meta:editing-duration>PT3M34S</meta:editing-duration>
    <meta:editing-cycles>1</meta:editing-cycles>
    <meta:generator>LibreOffice/6.0.7.3$Linux_X86_64 LibreOffice_project/00m0$Build-3</meta:generator>
    <meta:document-statistic meta:table-count="0" meta:image-count="8" meta:object-count="0" meta:page-count="2" meta:paragraph-count="0" meta:word-count="0" meta:character-count="0" meta:non-whitespace-character-count="0"/>
  </office:meta>
</office:document-meta>
</file>